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b250" officeooo:paragraph-rsid="001fb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k Voss Resume</text:p>
      <text:p text:style-name="P1"/>
      <text:p text:style-name="P1">Work In Prog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8:42:44.324175434</meta:creation-date>
    <dc:date>2019-09-20T08:44:16.339254092</dc:date>
    <meta:editing-duration>PT1M33S</meta:editing-duration>
    <meta:editing-cycles>1</meta:editing-cycles>
    <meta:document-statistic meta:table-count="0" meta:image-count="0" meta:object-count="0" meta:page-count="1" meta:paragraph-count="2" meta:word-count="6" meta:character-count="32" meta:non-whitespace-character-count="28"/>
    <meta:generator>LibreOffice/6.2.6.2$Linux_X86_64 LibreOffice_project/20$Build-2</meta:generator>
  </office:meta>
</office:document-meta>
</file>